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elow is a concise summary of our conversation that you can copy and save:</text:p>
      <text:p text:style-name="Horizontal_20_Line"/>
      <text:h text:style-name="Heading_20_1" text:outline-level="1">Project Summary: Free Carver MCP E-commerce &amp; Admin System</text:h>
      <text:h text:style-name="Heading_20_2" text:outline-level="2"><text:span text:style-name="Strong_20_Emphasis">Overview</text:span></text:h>
      <text:list text:style-name="L1">
        <text:list-item>
          <text:p text:style-name="P2"><text:span text:style-name="Strong_20_Emphasis">Project Goal:</text:span><text:line-break/>Build a simple e-commerce website with a dedicated admin interface (MCP) for managing store data. </text:p>
        </text:list-item>
        <text:list-item>
          <text:p text:style-name="P2"><text:span text:style-name="Strong_20_Emphasis">Technology Stack:</text:span> </text:p>
          <text:list>
            <text:list-item>
              <text:p text:style-name="P2"><text:span text:style-name="Strong_20_Emphasis">Frontend:</text:span> React (with TypeScript) </text:p>
            </text:list-item>
            <text:list-item>
              <text:p text:style-name="P2"><text:span text:style-name="Strong_20_Emphasis">Backend/API:</text:span> Node.js with Express, using JWT for authentication </text:p>
            </text:list-item>
            <text:list-item>
              <text:p text:style-name="P1"><text:span text:style-name="Strong_20_Emphasis">Database:</text:span> PostgreSQL (consolidated into a single database called <text:span text:style-name="Source_20_Text">freecarver_store</text:span>) </text:p>
            </text:list-item>
          </text:list>
        </text:list-item>
      </text:list>
      <text:h text:style-name="Heading_20_2" text:outline-level="2"><text:span text:style-name="Strong_20_Emphasis">Database Schema</text:span></text:h>
      <text:list text:style-name="L2">
        <text:list-item>
          <text:p text:style-name="P4"><text:span text:style-name="Strong_20_Emphasis">Admin &amp; User Tables:</text:span> </text:p>
          <text:list>
            <text:list-item>
              <text:p text:style-name="P4"><text:span text:style-name="Source_20_Text">admin_roles</text:span> – Contains roles (e.g., "admin", "super_admin"). </text:p>
            </text:list-item>
            <text:list-item>
              <text:p text:style-name="P4"><text:span text:style-name="Source_20_Text">admin_users</text:span> – Stores admin user data (email, password_hash, personal details, role_id, MFA settings). </text:p>
            </text:list-item>
            <text:list-item>
              <text:p text:style-name="P4"><text:span text:style-name="Source_20_Text">system_preferences</text:span> – Key/value store for system configurations. </text:p>
            </text:list-item>
            <text:list-item>
              <text:p text:style-name="P4"><text:span text:style-name="Source_20_Text">audit_logs</text:span> – Merged audit log table for both admin and customer actions. </text:p>
            </text:list-item>
          </text:list>
        </text:list-item>
        <text:list-item>
          <text:p text:style-name="P4"><text:span text:style-name="Strong_20_Emphasis">Storefront Tables:</text:span> </text:p>
          <text:list>
            <text:list-item>
              <text:p text:style-name="P4"><text:span text:style-name="Source_20_Text">products</text:span> – Stores product details including: </text:p>
              <text:list>
                <text:list-item>
                  <text:p text:style-name="P4"><text:span text:style-name="Source_20_Text">price</text:span> (nullable for variant pricing) </text:p>
                </text:list-item>
                <text:list-item>
                  <text:p text:style-name="P4"><text:span text:style-name="Source_20_Text">sale_price</text:span>, <text:span text:style-name="Source_20_Text">sale_start</text:span>, <text:span text:style-name="Source_20_Text">sale_end</text:span> (for sale pricing) </text:p>
                </text:list-item>
                <text:list-item>
                  <text:p text:style-name="P4"><text:span text:style-name="Source_20_Text">product_media</text:span> (JSONB field for multiple images/videos) </text:p>
                </text:list-item>
              </text:list>
            </text:list-item>
            <text:list-item>
              <text:p text:style-name="P4"><text:span text:style-name="Source_20_Text">product_options</text:span> – Global options (e.g., "Color", "Size"). </text:p>
            </text:list-item>
            <text:list-item>
              <text:p text:style-name="P4"><text:span text:style-name="Source_20_Text">product_option_variants</text:span> – Global variants for each option (e.g., "Red", "Blue"). </text:p>
            </text:list-item>
            <text:list-item>
              <text:p text:style-name="P4"><text:span text:style-name="Source_20_Text">product_option_skus</text:span> – Associates products with a specific option/variant combination, along with price, sale pricing, and SKU. </text:p>
            </text:list-item>
            <text:list-item>
              <text:p text:style-name="P4"><text:span text:style-name="Source_20_Text">product_categories</text:span> – Hierarchical categories (self-referencing <text:span text:style-name="Source_20_Text">parent_category_id</text:span>). </text:p>
            </text:list-item>
            <text:list-item>
              <text:p text:style-name="P4"><text:span text:style-name="Source_20_Text">product_category_assignments</text:span> – Join table to assign products to categories. </text:p>
            </text:list-item>
          </text:list>
        </text:list-item>
        <text:list-item>
          <text:p text:style-name="P4"><text:span text:style-name="Strong_20_Emphasis">Customer &amp; Order Tables:</text:span> </text:p>
          <text:list>
            <text:list-item>
              <text:p text:style-name="P4"><text:span text:style-name="Source_20_Text">customers</text:span> – Basic customer details (email, first name, last name, phone, etc.). </text:p>
            </text:list-item>
            <text:list-item>
              <text:p text:style-name="P4"><text:soft-page-break/><text:span text:style-name="Source_20_Text">customer_addresses</text:span> – Stores multiple addresses per customer with an <text:span text:style-name="Source_20_Text">address_type</text:span> flag (e.g., "shipping" or "billing") and an optional phone field. </text:p>
            </text:list-item>
            <text:list-item>
              <text:p text:style-name="P4"><text:span text:style-name="Source_20_Text">orders</text:span> – Order details with fields: </text:p>
              <text:list>
                <text:list-item>
                  <text:p text:style-name="P4"><text:span text:style-name="Source_20_Text">order_total</text:span> </text:p>
                </text:list-item>
                <text:list-item>
                  <text:p text:style-name="P4">Refund fields: <text:span text:style-name="Source_20_Text">refund_total</text:span>, <text:span text:style-name="Source_20_Text">refund_date</text:span>, <text:span text:style-name="Source_20_Text">refund_status</text:span> (default "none"), <text:span text:style-name="Source_20_Text">refund_reason</text:span>. </text:p>
                </text:list-item>
              </text:list>
            </text:list-item>
            <text:list-item>
              <text:p text:style-name="P4"><text:span text:style-name="Source_20_Text">order_items</text:span> – Items within an order. </text:p>
            </text:list-item>
          </text:list>
        </text:list-item>
        <text:list-item>
          <text:p text:style-name="P4"><text:span text:style-name="Strong_20_Emphasis">Inventory &amp; Shipment Tables:</text:span> </text:p>
          <text:list>
            <text:list-item>
              <text:p text:style-name="P4"><text:span text:style-name="Source_20_Text">inventory_locations</text:span> – Storage locations (shelves/locations). </text:p>
            </text:list-item>
            <text:list-item>
              <text:p text:style-name="P4"><text:span text:style-name="Source_20_Text">inventory_products</text:span> – Tracks product quantity per inventory location. </text:p>
            </text:list-item>
            <text:list-item>
              <text:p text:style-name="P4"><text:span text:style-name="Source_20_Text">shipments</text:span> – Represents shipments for an order (tracking number, carrier, status). </text:p>
            </text:list-item>
            <text:list-item>
              <text:p text:style-name="P3"><text:span text:style-name="Source_20_Text">shipment_items</text:span> – Associates order items with shipments (supports partial shipments). </text:p>
            </text:list-item>
          </text:list>
        </text:list-item>
      </text:list>
      <text:h text:style-name="Heading_20_2" text:outline-level="2"><text:span text:style-name="Strong_20_Emphasis">API &amp; Authentication</text:span></text:h>
      <text:list text:style-name="L3">
        <text:list-item>
          <text:p text:style-name="P6"><text:span text:style-name="Strong_20_Emphasis">JWT Authentication:</text:span> </text:p>
          <text:list>
            <text:list-item>
              <text:p text:style-name="P6">Admin login endpoint (<text:span text:style-name="Source_20_Text">POST /api/admin/login</text:span>) that verifies credentials, generates a JWT, and returns it. </text:p>
            </text:list-item>
            <text:list-item>
              <text:p text:style-name="P6">JWT verification middleware (placed in <text:span text:style-name="Source_20_Text">/api/middleware/auth.js</text:span>) to protect admin routes. </text:p>
            </text:list-item>
          </text:list>
        </text:list-item>
        <text:list-item>
          <text:p text:style-name="P6"><text:span text:style-name="Strong_20_Emphasis">Seeding:</text:span> </text:p>
          <text:list>
            <text:list-item>
              <text:p text:style-name="P6">A seed script (<text:span text:style-name="Source_20_Text">/api/seeds/seedAdmin.js</text:span>) to create the initial super admin, including: </text:p>
              <text:list>
                <text:list-item>
                  <text:p text:style-name="P6">Checking for an existing super admin. </text:p>
                </text:list-item>
                <text:list-item>
                  <text:p text:style-name="P6">Creating the "super_admin" role if it does not exist. </text:p>
                </text:list-item>
                <text:list-item>
                  <text:p text:style-name="P6">Hashing the password using bcrypt. </text:p>
                </text:list-item>
              </text:list>
            </text:list-item>
          </text:list>
        </text:list-item>
        <text:list-item>
          <text:p text:style-name="P6"><text:span text:style-name="Strong_20_Emphasis">API Best Practices:</text:span> </text:p>
          <text:list>
            <text:list-item>
              <text:p text:style-name="P6">Use environment variables (via <text:span text:style-name="Source_20_Text">.env</text:span>) to store secrets (e.g., <text:span text:style-name="Source_20_Text">DATABASE_URL</text:span>, <text:span text:style-name="Source_20_Text">JWT_SECRET</text:span>, <text:span text:style-name="Source_20_Text">SUPER_ADMIN_EMAIL</text:span>, etc.). </text:p>
            </text:list-item>
            <text:list-item>
              <text:p text:style-name="P6">Use separate <text:span text:style-name="Source_20_Text">package.json</text:span> in the <text:span text:style-name="Source_20_Text">/api</text:span> folder for backend dependencies. </text:p>
            </text:list-item>
            <text:list-item>
              <text:p text:style-name="P6">Use nodemon for development with a dedicated <text:span text:style-name="Source_20_Text">"dev"</text:span> script. </text:p>
            </text:list-item>
            <text:list-item>
              <text:p text:style-name="P6">Implement centralized error handling and logging (using Winston) with log files written to <text:span text:style-name="Source_20_Text">/var/log</text:span>. </text:p>
            </text:list-item>
            <text:list-item>
              <text:p text:style-name="P6">Follow proper HTTP status codes and structured JSON responses. </text:p>
            </text:list-item>
            <text:list-item>
              <text:p text:style-name="P5">Use ES module syntax (set <text:span text:style-name="Source_20_Text">"type": "module"</text:span> in package.json) for consistency. </text:p>
            </text:list-item>
          </text:list>
        </text:list-item>
      </text:list>
      <text:h text:style-name="Heading_20_2" text:outline-level="2"><text:span text:style-name="Strong_20_Emphasis">Frontend Integration (Admin Interface)</text:span></text:h>
      <text:list text:style-name="L4">
        <text:list-item>
          <text:p text:style-name="P8"><text:span text:style-name="Strong_20_Emphasis">Login.tsx:</text:span> </text:p>
          <text:list>
            <text:list-item>
              <text:p text:style-name="P8">Transitioned from Supabase authentication to using the new API for JWT-based authentication. </text:p>
            </text:list-item>
            <text:list-item>
              <text:p text:style-name="P8"><text:soft-page-break/>On successful login, store the JWT in localStorage. </text:p>
            </text:list-item>
          </text:list>
        </text:list-item>
        <text:list-item>
          <text:p text:style-name="P8"><text:span text:style-name="Strong_20_Emphasis">Layout.tsx:</text:span> </text:p>
          <text:list>
            <text:list-item>
              <text:p text:style-name="P8">Removed Supabase session management and replaced it with localStorage-based JWT session checking. </text:p>
            </text:list-item>
            <text:list-item>
              <text:p text:style-name="P8">Uses <text:span text:style-name="Source_20_Text">/lib/api.ts</text:span> functions to fetch user data based on the JWT. </text:p>
            </text:list-item>
          </text:list>
        </text:list-item>
        <text:list-item>
          <text:p text:style-name="P8"><text:span text:style-name="Strong_20_Emphasis">App.tsx:</text:span> </text:p>
          <text:list>
            <text:list-item>
              <text:p text:style-name="P8">Routing now checks for the existence of a JWT token to determine if the user is authenticated. </text:p>
            </text:list-item>
            <text:list-item>
              <text:p text:style-name="P8">Protected routes redirect to <text:span text:style-name="Source_20_Text">/login</text:span> if no token is found. </text:p>
            </text:list-item>
          </text:list>
        </text:list-item>
        <text:list-item>
          <text:p text:style-name="P8"><text:span text:style-name="Strong_20_Emphasis">Users.tsx &amp; UserEdit.tsx:</text:span> </text:p>
          <text:list>
            <text:list-item>
              <text:p text:style-name="P8">Refactored to use new API endpoints for fetching, editing, and updating user data. </text:p>
            </text:list-item>
          </text:list>
        </text:list-item>
        <text:list-item>
          <text:p text:style-name="P8"><text:span text:style-name="Strong_20_Emphasis">AvatarUpload.tsx:</text:span> </text:p>
          <text:list>
            <text:list-item>
              <text:p text:style-name="P8">Refactored to call an API endpoint (<text:span text:style-name="Source_20_Text">POST /api/admin/avatar</text:span>) via form-data upload, removing Supabase storage calls. </text:p>
            </text:list-item>
          </text:list>
        </text:list-item>
        <text:list-item>
          <text:p text:style-name="P8"><text:span text:style-name="Strong_20_Emphasis">UserPreferences.tsx, UserPassword.tsx, UserPersonalDetails.tsx, UserEmail.tsx:</text:span> </text:p>
          <text:list>
            <text:list-item>
              <text:p text:style-name="P7">All refactored to remove Supabase calls and use corresponding new API endpoints (e.g., <text:span text:style-name="Source_20_Text">updateUserPreferences</text:span>, <text:span text:style-name="Source_20_Text">updateUserPassword</text:span>, <text:span text:style-name="Source_20_Text">updateUserPersonalDetails</text:span>, <text:span text:style-name="Source_20_Text">updateUserEmail</text:span>). </text:p>
            </text:list-item>
          </text:list>
        </text:list-item>
      </text:list>
      <text:h text:style-name="Heading_20_2" text:outline-level="2"><text:span text:style-name="Strong_20_Emphasis">Security Considerations</text:span></text:h>
      <text:list text:style-name="L5">
        <text:list-item>
          <text:p text:style-name="P10"><text:span text:style-name="Strong_20_Emphasis">Clear Text Passwords Over HTTPS:</text:span> </text:p>
          <text:list>
            <text:list-item>
              <text:p text:style-name="P10">Sending passwords in the request body is acceptable over HTTPS because the connection is encrypted. </text:p>
            </text:list-item>
          </text:list>
        </text:list-item>
        <text:list-item>
          <text:p text:style-name="P10"><text:span text:style-name="Strong_20_Emphasis">JSDoc Comments:</text:span> </text:p>
          <text:list>
            <text:list-item>
              <text:p text:style-name="P9">Documentation comments like <text:span text:style-name="Source_20_Text">/** ... */</text:span> are used for function documentation. </text:p>
            </text:list-item>
          </text:list>
        </text:list-item>
      </text:list>
      <text:h text:style-name="Heading_20_2" text:outline-level="2"><text:span text:style-name="Strong_20_Emphasis">General Best Practices</text:span></text:h>
      <text:list text:style-name="L6">
        <text:list-item>
          <text:p text:style-name="P12"><text:span text:style-name="Strong_20_Emphasis">Modular Code Organization:</text:span> </text:p>
          <text:list>
            <text:list-item>
              <text:p text:style-name="P12">Separate files for middleware, API utility functions, seed scripts, and components. </text:p>
            </text:list-item>
          </text:list>
        </text:list-item>
        <text:list-item>
          <text:p text:style-name="P12"><text:span text:style-name="Strong_20_Emphasis">Centralized Error Handling &amp; Logging:</text:span> </text:p>
          <text:list>
            <text:list-item>
              <text:p text:style-name="P12">Use a global error-handling middleware in Express and a logging library (Winston) to log errors to <text:span text:style-name="Source_20_Text">/var/log</text:span>. </text:p>
            </text:list-item>
          </text:list>
        </text:list-item>
        <text:list-item>
          <text:p text:style-name="P12"><text:span text:style-name="Strong_20_Emphasis">Consistent API Response Codes:</text:span> </text:p>
          <text:list>
            <text:list-item>
              <text:p text:style-name="P12">Use standard HTTP status codes (200, 201, 400, 401, 404, 500, etc.) and consistent error response formats. </text:p>
            </text:list-item>
          </text:list>
        </text:list-item>
        <text:list-item>
          <text:p text:style-name="P12"><text:span text:style-name="Strong_20_Emphasis">Development &amp; Production Environment Separation:</text:span> </text:p>
          <text:list>
            <text:list-item>
              <text:p text:style-name="P12">Use environment variables and separate configuration files for different environments. </text:p>
            </text:list-item>
          </text:list>
        </text:list-item>
        <text:list-item>
          <text:p text:style-name="P12"><text:span text:style-name="Strong_20_Emphasis">Testing &amp; CI/CD:</text:span> </text:p>
          <text:list>
            <text:list-item>
              <text:p text:style-name="P12">Write tests for API endpoints and consider integrating CI/CD pipelines. </text:p>
            </text:list-item>
          </text:list>
        </text:list-item>
        <text:list-item>
          <text:p text:style-name="P12"><text:span text:style-name="Strong_20_Emphasis">Scalability:</text:span> </text:p>
          <text:list>
            <text:list-item>
              <text:p text:style-name="P11"><text:soft-page-break/>Use connection pooling for PostgreSQL and consider caching strategies (e.g., Redis) as needed. </text:p>
            </text:list-item>
          </text:list>
        </text:list-item>
      </text:list>
      <text:p text:style-name="Horizontal_20_Line"/>
      <text:p text:style-name="Text_20_body">This summary captures the key decisions and implementations we’ve discussed. You can now refer to it in future sessions by copying and saving it locally. Let me know if you need any further adjustment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11:17:43.795534242</meta:creation-date>
    <dc:date>2025-02-13T11:19:25.761524766</dc:date>
    <meta:editing-duration>PT1M43S</meta:editing-duration>
    <meta:editing-cycles>1</meta:editing-cycles>
    <meta:document-statistic meta:table-count="0" meta:image-count="0" meta:object-count="0" meta:page-count="4" meta:paragraph-count="87" meta:word-count="768" meta:character-count="5438" meta:non-whitespace-character-count="4739"/>
    <meta:generator>LibreOffice/24.2.7.2$Linux_X86_64 LibreOffice_project/420$Build-2</meta:generator>
  </office:meta>
</office:document-meta>
</file>